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 style:font-pitch="variable"/>
    <style:font-face style:name="Kanit SemiBold" svg:font-family="'Kani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5cm" fo:min-width="5.15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4.954cm" fo:min-width="13.996cm"/>
    </style:style>
    <style:style style:name="gr3" style:family="graphic" style:parent-style-name="standard">
      <style:graphic-properties svg:stroke-width="0.035cm" svg:stroke-color="#00a65d" draw:marker-start-width="0.252cm" draw:marker-end-width="0.252cm" draw:fill="none" draw:fill-color="#00a65d" draw:textarea-horizontal-align="justify" draw:textarea-vertical-align="middle" draw:auto-grow-height="false" fo:min-height="2.739cm" fo:min-width="2.62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f200" draw:marker-start-width="0.252cm" draw:marker-end-width="0.252cm" draw:fill="none" draw:fill-color="#00a65d" draw:textarea-horizontal-align="justify" draw:textarea-vertical-align="middle" draw:auto-grow-height="false" fo:min-height="2.739cm" fo:min-width="2.62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aaad" draw:marker-start-width="0.252cm" draw:marker-end-width="0.252cm" draw:fill="none" draw:fill-color="#00a65d" draw:textarea-horizontal-align="justify" draw:textarea-vertical-align="middle" draw:auto-grow-height="false" fo:min-height="2.738cm" fo:min-width="2.62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7a19a" draw:marker-start-width="0.252cm" draw:marker-end-width="0.252cm" draw:fill="none" draw:fill-color="#00a65d" draw:textarea-horizontal-align="justify" draw:textarea-vertical-align="middle" draw:auto-grow-height="false" fo:min-height="2.739cm" fo:min-width="2.629cm" fo:padding-top="0.142cm" fo:padding-bottom="0.142cm" fo:padding-left="0.267cm" fo:padding-right="0.267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0066b3" draw:fill="none" draw:textarea-vertical-align="middle"/>
    </style:style>
    <style:style style:name="gr10" style:family="graphic" style:parent-style-name="standard">
      <style:graphic-properties draw:stroke="none" draw:fill-color="#00a65d" draw:textarea-horizontal-align="justify" draw:textarea-vertical-align="middle" draw:auto-grow-height="false" fo:min-height="0.67cm" fo:min-width="0.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2" style:family="graphic" style:parent-style-name="standard">
      <style:graphic-properties draw:stroke="none" draw:fill-color="#fff200" draw:textarea-horizontal-align="justify" draw:textarea-vertical-align="middle" draw:auto-grow-height="false" fo:min-height="0.67cm" fo:min-width="0.42cm"/>
    </style:style>
    <style:style style:name="gr13" style:family="graphic" style:parent-style-name="standard">
      <style:graphic-properties draw:stroke="none" draw:fill-color="#0066b3" draw:textarea-horizontal-align="justify" draw:textarea-vertical-align="middle" draw:auto-grow-height="false" fo:min-height="0.67cm" fo:min-width="0.42cm"/>
    </style:style>
    <style:style style:name="gr14" style:family="graphic" style:parent-style-name="standard">
      <style:graphic-properties draw:stroke="none" draw:fill-color="#f7a19a" draw:textarea-horizontal-align="justify" draw:textarea-vertical-align="middle" draw:auto-grow-height="false" fo:min-height="0.67cm" fo:min-width="0.42cm"/>
    </style:style>
    <style:style style:name="gr15" style:family="graphic" style:parent-style-name="standard">
      <style:graphic-properties draw:stroke="none" draw:fill-color="#00a65d" draw:textarea-horizontal-align="justify" draw:textarea-vertical-align="middle" draw:auto-grow-height="false" fo:min-height="0.75cm" fo:min-width="0cm"/>
    </style:style>
    <style:style style:name="gr16" style:family="graphic" style:parent-style-name="standard">
      <style:graphic-properties svg:stroke-color="#00a65d" draw:fill="none" draw:textarea-horizontal-align="justify" draw:textarea-vertical-align="middle" draw:auto-grow-height="false" fo:min-height="0.75cm" fo:min-width="7.91cm"/>
    </style:style>
    <style:style style:name="gr17" style:family="graphic" style:parent-style-name="standard">
      <style:graphic-properties draw:stroke="none" draw:fill="none" fo:min-height="2.849cm"/>
    </style:style>
    <style:style style:name="gr18" style:family="graphic" style:parent-style-name="standard">
      <style:graphic-properties draw:stroke="none" draw:fill-color="#f7a19a" draw:textarea-horizontal-align="justify" draw:textarea-vertical-align="middle" draw:auto-grow-height="false" fo:min-height="1.25cm" fo:min-width="0cm"/>
    </style:style>
    <style:style style:name="gr19" style:family="graphic" style:parent-style-name="standard">
      <style:graphic-properties svg:stroke-color="#f7a19a" draw:fill="none" draw:textarea-horizontal-align="justify" draw:textarea-vertical-align="middle" draw:auto-grow-height="false" fo:min-height="1.25cm" fo:min-width="7.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-color="#fff200" draw:textarea-horizontal-align="justify" draw:textarea-vertical-align="middle" draw:auto-grow-height="false" fo:min-height="1.004cm" fo:min-width="0cm"/>
    </style:style>
    <style:style style:name="gr22" style:family="graphic" style:parent-style-name="standard">
      <style:graphic-properties svg:stroke-color="#fff200" draw:fill="none" draw:textarea-horizontal-align="justify" draw:textarea-vertical-align="middle" draw:auto-grow-height="false" fo:min-height="1.004cm" fo:min-width="7.91cm"/>
    </style:style>
    <style:style style:name="gr23" style:family="graphic" style:parent-style-name="standard">
      <style:graphic-properties draw:stroke="none" draw:fill-color="#fff200" draw:textarea-horizontal-align="justify" draw:textarea-vertical-align="middle" draw:auto-grow-height="false" fo:min-height="0.321cm" fo:min-width="0cm"/>
    </style:style>
    <style:style style:name="gr24" style:family="graphic" style:parent-style-name="objectwithoutfill">
      <style:graphic-properties svg:stroke-color="#fff200" draw:fill="none" draw:textarea-vertical-align="middle"/>
    </style:style>
    <style:style style:name="gr25" style:family="graphic" style:parent-style-name="standard">
      <style:graphic-properties draw:stroke="none" draw:fill="none" fo:min-height="1.183cm"/>
    </style:style>
    <style:style style:name="gr26" style:family="graphic" style:parent-style-name="standard">
      <style:graphic-properties draw:stroke="none" draw:fill="none" fo:min-height="1.116cm"/>
    </style:style>
    <style:style style:name="gr27" style:family="graphic" style:parent-style-name="standard">
      <style:graphic-properties draw:stroke="none" draw:fill="none" fo:min-height="0.711cm"/>
    </style:style>
    <style:style style:name="gr28" style:family="graphic" style:parent-style-name="standard">
      <style:graphic-properties draw:stroke="none" draw:fill="none" fo:min-height="0.75cm"/>
    </style:style>
    <style:style style:name="gr29" style:family="graphic" style:parent-style-name="standard">
      <style:graphic-properties draw:stroke="none" draw:fill="none" fo:min-height="0.358cm"/>
    </style:style>
    <style:style style:name="gr30" style:family="graphic" style:parent-style-name="standard">
      <style:graphic-properties draw:stroke="none" draw:fill-color="#00a65d" draw:textarea-horizontal-align="justify" draw:textarea-vertical-align="middle" draw:auto-grow-height="false" fo:min-height="0.321cm" fo:min-width="0cm"/>
    </style:style>
    <style:style style:name="gr31" style:family="graphic" style:parent-style-name="objectwithoutfill">
      <style:graphic-properties svg:stroke-color="#00a65d" draw:fill="none" draw:textarea-vertical-align="middle"/>
    </style:style>
    <style:style style:name="gr32" style:family="graphic" style:parent-style-name="standard">
      <style:graphic-properties draw:stroke="none" draw:fill="none" fo:min-height="0.65cm"/>
    </style:style>
    <style:style style:name="gr33" style:family="graphic" style:parent-style-name="standard">
      <style:graphic-properties draw:stroke="none" draw:fill-color="#00a65d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draw:fill="none" fo:min-height="0.513cm"/>
    </style:style>
    <style:style style:name="gr35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0.449cm"/>
    </style:style>
    <style:style style:name="gr37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Kanit SemiBold" fo:font-size="72pt" style:font-size-asian="72pt" style:font-size-complex="7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a65d"/>
      <style:paragraph-properties fo:text-align="center"/>
    </style:style>
    <style:style style:name="P5" style:family="paragraph">
      <loext:graphic-properties draw:fill-color="#00a65d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Kanit SemiBold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f7a19a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font-size="10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0.3cm" fo:text-align="center" fo:text-indent="0cm"/>
    </style:style>
    <style:style style:name="P13" style:family="paragraph">
      <loext:graphic-properties draw:fill="none"/>
      <style:paragraph-properties fo:line-height="0.3cm" fo:text-align="center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left="0cm" fo:margin-right="0cm" fo:margin-top="0cm" fo:margin-bottom="0cm" fo:line-height="0.3cm" fo:text-align="center" fo:text-indent="0cm"/>
    </style:style>
    <style:style style:name="P17" style:family="paragraph">
      <style:paragraph-properties fo:margin-left="0cm" fo:margin-right="0cm" fo:margin-top="0cm" fo:margin-bottom="0cm" fo:line-height="115%" fo:text-align="center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center" fo:text-indent="0cm"/>
    </style:style>
    <style:style style:name="T1" style:family="text">
      <style:text-properties fo:color="#0066b3" style:font-name="Kanit SemiBold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Avenir LT Std" fo:font-size="32pt" style:font-size-asian="32pt" style:font-size-complex="32pt"/>
    </style:style>
    <style:style style:name="T3" style:family="text">
      <style:text-properties fo:color="#ffffff" style:font-name="Kanit SemiBold"/>
    </style:style>
    <style:style style:name="T4" style:family="text">
      <style:text-properties fo:font-size="9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658cm" svg:height="3.489cm" svg:x="1.5cm" svg:y="1.815cm">
          <draw:text-box>
            <text:p text:style-name="P1"><text:span text:style-name="T1">S</text:span><text:span text:style-name="T1">E</text:span><text:span text:style-name="T1">O</text:span><text:span text:style-name="T1"> </text:span><text:span text:style-name="T1">T</text:span><text:span text:style-name="T1">A</text:span><text:span text:style-name="T1">R</text:span><text:span text:style-name="T1">G</text:span><text:span text:style-name="T1">E</text:span><text:span text:style-name="T1">T</text:span></text:p>
            <text:p text:style-name="P1"><text:span text:style-name="T2">F</text:span><text:span text:style-name="T2">O</text:span><text:span text:style-name="T2">R</text:span><text:span text:style-name="T2"> </text:span><text:span text:style-name="T2">W</text:span><text:span text:style-name="T2">E</text:span><text:span text:style-name="T2">B</text:span><text:span text:style-name="T2">S</text:span><text:span text:style-name="T2">I</text:span><text:span text:style-name="T2">T</text:span><text:span text:style-name="T2">E</text:span></text:p>
          </draw:text-box>
        </draw:frame>
        <draw:custom-shape draw:style-name="gr2" draw:text-style-name="P3" xml:id="id2" draw:id="id2" draw:layer="layout" svg:width="20.5cm" svg:height="21.5cm" svg:x="-6.7cm" svg:y="-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4.471cm" svg:height="4.273cm" svg:x="0.8cm" svg:y="9.827cm">
          <text:p text:style-name="P1">MAILLAGE</text:p>
          <text:p text:style-name="P1">INTER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4.471cm" svg:height="4.273cm" svg:x="6.329cm" svg:y="8.427cm">
          <text:p text:style-name="P1">MAILLAGE</text:p>
          <text:p text:style-name="P1">EXTER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47cm" svg:height="4.274cm" svg:x="11.9cm" svg:y="4.4cm">
          <text:p text:style-name="P1">RÉSEAUX</text:p>
          <text:p text:style-name="P1">SOCIA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4.471cm" svg:height="4.273cm" svg:x="14.829cm" svg:y="0.727cm">
          <text:p text:style-name="P1">Ads </text:p>
          <text:p text:style-name="P1">Google</text:p>
          <text:p text:style-name="P1">Soc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3.036cm" svg:y1="9.827cm" svg:x2="3.55cm" svg:y2="7.7cm" draw:start-shape="id1" draw:start-glue-point="4" draw:end-shape="id2" draw:end-glue-point="8" svg:d="M3036 9827v-1072h514v-1055" svg:viewBox="0 0 515 2128">
          <text:p/>
        </draw:connector>
        <draw:connector draw:style-name="gr7" draw:text-style-name="P1" draw:layer="layout" svg:x1="8.565cm" svg:y1="8.427cm" svg:x2="3.55cm" svg:y2="7.7cm" draw:start-shape="id3" draw:start-glue-point="4" draw:end-shape="id2" draw:end-glue-point="8" svg:d="M8565 8427v-372h-5015v-355" svg:viewBox="0 0 5016 728">
          <text:p/>
        </draw:connector>
        <draw:connector draw:style-name="gr8" draw:text-style-name="P3" draw:layer="layout" draw:type="line" svg:x1="11.854cm" svg:y1="5.726cm" svg:x2="10.798cm" svg:y2="4.552cm" svg:d="M11854 5726l-1056-1174" svg:viewBox="0 0 1057 1175">
          <text:p/>
        </draw:connector>
        <draw:connector draw:style-name="gr9" draw:text-style-name="P3" draw:layer="layout" draw:type="line" svg:x1="14.829cm" svg:y1="2.864cm" svg:x2="10.798cm" svg:y2="4.552cm" draw:start-shape="id4" draw:start-glue-point="6" draw:end-shape="id2" draw:end-glue-point="9" svg:d="M14829 2864l-4031 1688" svg:viewBox="0 0 4032 1689">
          <text:p/>
        </draw:connector>
        <draw:custom-shape draw:style-name="gr10" draw:text-style-name="P5" draw:layer="layout" svg:width="1.3cm" svg:height="1.3cm" svg:x="2.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722cm" svg:height="1.2cm" svg:x="2.578cm" svg:y="9.2cm">
          <draw:text-box>
            <text:p><text:span text:style-name="T3">1</text:span></text:p>
          </draw:text-box>
        </draw:frame>
        <draw:custom-shape draw:style-name="gr12" draw:text-style-name="P7" draw:layer="layout" svg:width="1.3cm" svg:height="1.3cm" svg:x="7.9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722cm" svg:height="1.2cm" svg:x="8.179cm" svg:y="7.901cm">
          <draw:text-box>
            <text:p><text:span text:style-name="T3">2</text:span></text:p>
          </draw:text-box>
        </draw:frame>
        <draw:custom-shape draw:style-name="gr13" draw:text-style-name="P8" draw:layer="layout" svg:width="1.3cm" svg:height="1.3cm" svg:x="11.302cm" svg:y="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722cm" svg:height="1.2cm" svg:x="11.58cm" svg:y="5.102cm">
          <draw:text-box>
            <text:p><text:span text:style-name="T3">3</text:span></text:p>
          </draw:text-box>
        </draw:frame>
        <draw:custom-shape draw:style-name="gr14" draw:text-style-name="P9" draw:layer="layout" svg:width="1.3cm" svg:height="1.3cm" svg:x="14.103cm" svg:y="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722cm" svg:height="1.2cm" svg:x="14.381cm" svg:y="2.303cm">
          <draw:text-box>
            <text:p><text:span text:style-name="T3">4</text:span></text:p>
          </draw:text-box>
        </draw:frame>
        <draw:custom-shape draw:style-name="gr15" draw:text-style-name="P5" draw:layer="layout" svg:width="0.3cm" svg:height="1cm" svg:x="4.2cm" svg:y="22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20" draw:id="id20" draw:layer="layout" svg:width="8.41cm" svg:height="1cm" svg:x="4.2cm" svg:y="22.8cm">
          <text:p text:style-name="P1">Le contenu interne du site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8.2cm" svg:height="3.099cm" svg:x="4.4cm" svg:y="23.791cm">
          <draw:text-box>
            <text:p text:style-name="P10"><text:span text:style-name="T4">Faire en sorte que les pages </text:span><text:span text:style-name="T4">ne renvoient aucune erreur </text:span><text:span text:style-name="T4">généralement. Si le</text:span></text:p>
            <text:p text:style-name="P10"><text:span text:style-name="T4">contenu est bloqué mette des </text:span><text:span text:style-name="T4">valeurs alternatives avec des </text:span><text:span text:style-name="T4">images référencées</text:span></text:p>
            <text:p text:style-name="P10"><text:span text:style-name="T4">Éviter les cookies qui </text:span><text:span text:style-name="T4">empêchent le robot de Google </text:span><text:span text:style-name="T4">de parcourir</text:span></text:p>
            <text:p text:style-name="P10"><text:span text:style-name="T4">◦ </text:span><text:span text:style-name="T4">Faire un siteMap.xml de </text:span><text:span text:style-name="T4">qualité</text:span></text:p>
            <text:p text:style-name="P10"><text:span text:style-name="T4">◦ </text:span><text:span text:style-name="T4">Créer un Robots.txt de qualité</text:span></text:p>
          </draw:text-box>
        </draw:frame>
        <draw:custom-shape draw:style-name="gr18" draw:text-style-name="P9" draw:layer="layout" svg:width="0.3cm" svg:height="1.5cm" svg:x="21.4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5" draw:id="id5" draw:layer="layout" svg:width="8.4cm" svg:height="1.5cm" svg:x="21.4cm" svg:y="1cm">
          <text:p text:style-name="P1">Keyword Ads Google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3cm" svg:height="1.5cm" svg:x="31.6cm" svg:y="1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7" draw:id="id7" draw:layer="layout" svg:width="8.4cm" svg:height="1.5cm" svg:x="31.6cm" svg:y="1.1cm">
          <text:p text:style-name="P1">Socials Ads ( SMA )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3cm" svg:height="1.5cm" svg:x="27cm" svg:y="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6" draw:id="id6" draw:layer="layout" svg:width="8.4cm" svg:height="1.5cm" svg:x="27cm" svg:y="3.2cm">
          <text:p text:style-name="P1">Marketing Trending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line-skew="0.792cm" svg:x1="18.646cm" svg:y1="1.352cm" svg:x2="21.4cm" svg:y2="1.75cm" draw:start-shape="id4" draw:start-glue-point="11" draw:end-shape="id5" draw:end-glue-point="3" svg:d="M18646 1352v-352h1713v750h1041" svg:viewBox="0 0 2755 751">
          <text:p/>
        </draw:connector>
        <draw:connector draw:style-name="gr20" draw:text-style-name="P3" draw:layer="layout" svg:x1="19.3cm" svg:y1="2.864cm" svg:x2="27cm" svg:y2="3.95cm" draw:start-shape="id4" draw:start-glue-point="10" draw:end-shape="id6" draw:end-glue-point="3" svg:d="M19300 2864h3859v1086h3841" svg:viewBox="0 0 7701 1087">
          <text:p/>
        </draw:connector>
        <draw:connector draw:style-name="gr20" draw:text-style-name="P3" draw:layer="layout" draw:line-skew="0cm 5.041cm" svg:x1="18.646cm" svg:y1="1.352cm" svg:x2="31.6cm" svg:y2="1.85cm" draw:start-shape="id4" draw:start-glue-point="11" draw:end-shape="id7" draw:end-glue-point="3" svg:d="M18646 1352v-1144h11854v1642h1100" svg:viewBox="0 0 12955 1643">
          <text:p/>
        </draw:connector>
        <draw:custom-shape draw:style-name="gr21" draw:text-style-name="P7" draw:layer="layout" svg:width="0.3cm" svg:height="1.254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8" draw:id="id8" draw:layer="layout" svg:width="8.41cm" svg:height="1.254cm" svg:x="16.2cm" svg:y="8.3cm">
          <text:p text:style-name="P1">Présence Google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477cm" svg:height="0.571cm" svg:x="26.596cm" svg:y="7.8cm">
          <text:p/>
          <draw:enhanced-geometry svg:viewBox="0 0 21600 21600" draw:type="rectangle" draw:enhanced-path="M 0 0 L 21600 0 21600 21600 0 21600 0 0 Z N"/>
        </draw:custom-shape>
        <draw:line draw:style-name="gr24" draw:text-style-name="P13" xml:id="id33" draw:id="id33" draw:layer="layout" svg:x1="26.596cm" svg:y1="8.29cm" svg:x2="33.281cm" svg:y2="8.29cm">
          <text:p text:style-name="P12"><text:span text:style-name="T5">SiteMap</text:span></text:p>
        </draw:line>
        <draw:frame draw:style-name="gr25" draw:text-style-name="P14" draw:layer="layout" svg:width="14.2cm" svg:height="1.433cm" svg:x="26.5cm" svg:y="8.234cm">
          <draw:text-box>
            <text:p><text:span text:style-name="T6">◦ </text:span><text:span text:style-name="T6">U</text:span><text:span text:style-name="T6">ti</text:span><text:span text:style-name="T6">li</text:span><text:span text:style-name="T6">s</text:span><text:span text:style-name="T6">a</text:span><text:span text:style-name="T6">ti</text:span><text:span text:style-name="T6">o</text:span><text:span text:style-name="T6">n </text:span><text:span text:style-name="T6">d</text:span><text:span text:style-name="T6">e </text:span><text:span text:style-name="T6">R</text:span><text:span text:style-name="T6">e</text:span><text:span text:style-name="T6">l </text:span><text:span text:style-name="T6">A</text:span><text:span text:style-name="T6">lt</text:span><text:span text:style-name="T6">e</text:span><text:span text:style-name="T6">r</text:span><text:span text:style-name="T6">n</text:span><text:span text:style-name="T6">a</text:span><text:span text:style-name="T6">t</text:span><text:span text:style-name="T6">e </text:span><text:span text:style-name="T6">d</text:span><text:span text:style-name="T6">a</text:span><text:span text:style-name="T6">n</text:span><text:span text:style-name="T6">s </text:span><text:span text:style-name="T6">l</text:span><text:span text:style-name="T6">e</text:span><text:span text:style-name="T6">s </text:span><text:span text:style-name="T6">p</text:span><text:span text:style-name="T6">l</text:span><text:span text:style-name="T6">a</text:span><text:span text:style-name="T6">n</text:span><text:span text:style-name="T6">s </text:span><text:span text:style-name="T6">d</text:span><text:span text:style-name="T6">e </text:span><text:span text:style-name="T6">s</text:span><text:span text:style-name="T6">it</text:span><text:span text:style-name="T6">e </text:span><text:span text:style-name="T6">p</text:span><text:span text:style-name="T6">o</text:span><text:span text:style-name="T6">u</text:span><text:span text:style-name="T6">r </text:span><text:span text:style-name="T6">l</text:span><text:span text:style-name="T6">e</text:span><text:span text:style-name="T6">s </text:span><text:span text:style-name="T6">U</text:span><text:span text:style-name="T6">R</text:span><text:span text:style-name="T6">L </text:span><text:span text:style-name="T6">m</text:span><text:span text:style-name="T6">o</text:span><text:span text:style-name="T6">b</text:span><text:span text:style-name="T6">il</text:span><text:span text:style-name="T6">e</text:span><text:span text:style-name="T6">s</text:span></text:p>
            <text:p><text:span text:style-name="T6">◦ </text:span><text:span text:style-name="T6">U</text:span><text:span text:style-name="T6">ti</text:span><text:span text:style-name="T6">li</text:span><text:span text:style-name="T6">s</text:span><text:span text:style-name="T6">e</text:span><text:span text:style-name="T6">z </text:span><text:span text:style-name="T6">d</text:span><text:span text:style-name="T6">e</text:span><text:span text:style-name="T6">s </text:span><text:span text:style-name="T6">s</text:span><text:span text:style-name="T6">it</text:span><text:span text:style-name="T6">e</text:span><text:span text:style-name="T6">m</text:span><text:span text:style-name="T6">a</text:span><text:span text:style-name="T6">p</text:span><text:span text:style-name="T6">s </text:span><text:span text:style-name="T6">X</text:span><text:span text:style-name="T6">M</text:span><text:span text:style-name="T6">L </text:span><text:span text:style-name="T6">e</text:span><text:span text:style-name="T6">t </text:span><text:span text:style-name="T6">d</text:span><text:span text:style-name="T6">e</text:span><text:span text:style-name="T6">s </text:span><text:span text:style-name="T6">fl</text:span><text:span text:style-name="T6">u</text:span><text:span text:style-name="T6">x </text:span><text:span text:style-name="T6">R</text:span><text:span text:style-name="T6">S</text:span><text:span text:style-name="T6">S</text:span><text:span text:style-name="T6">/</text:span><text:span text:style-name="T6">A</text:span><text:span text:style-name="T6">t</text:span><text:span text:style-name="T6">o</text:span><text:span text:style-name="T6">m</text:span></text:p>
            <text:p><text:span text:style-name="T6">◦ </text:span><text:span text:style-name="T7">I</text:span><text:span text:style-name="T7">M</text:span><text:span text:style-name="T7">P</text:span><text:span text:style-name="T7">O</text:span><text:span text:style-name="T7">R</text:span><text:span text:style-name="T7">T</text:span><text:span text:style-name="T7">A</text:span><text:span text:style-name="T7">N</text:span><text:span text:style-name="T7">T</text:span><text:span text:style-name="T7"> </text:span><text:span text:style-name="T6">: </text:span><text:span text:style-name="T6">E</text:span><text:span text:style-name="T6">n</text:span><text:span text:style-name="T6">v</text:span><text:span text:style-name="T6">o</text:span><text:span text:style-name="T6">y</text:span><text:span text:style-name="T6">e</text:span><text:span text:style-name="T6">r </text:span><text:span text:style-name="T6">l</text:span><text:span text:style-name="T6">e </text:span><text:span text:style-name="T6">S</text:span><text:span text:style-name="T6">it</text:span><text:span text:style-name="T6">e</text:span><text:span text:style-name="T6">M</text:span><text:span text:style-name="T6">a</text:span><text:span text:style-name="T6">p </text:span><text:span text:style-name="T6">c</text:span><text:span text:style-name="T6">h</text:span><text:span text:style-name="T6">a</text:span><text:span text:style-name="T6">q</text:span><text:span text:style-name="T6">u</text:span><text:span text:style-name="T6">e </text:span><text:span text:style-name="T6">v</text:span><text:span text:style-name="T6">e</text:span><text:span text:style-name="T6">n</text:span><text:span text:style-name="T6">d</text:span><text:span text:style-name="T6">r</text:span><text:span text:style-name="T6">e</text:span><text:span text:style-name="T6">d</text:span><text:span text:style-name="T6">i </text:span><text:span text:style-name="T6">o</text:span><text:span text:style-name="T6">u </text:span><text:span text:style-name="T6">a</text:span><text:span text:style-name="T6">p</text:span><text:span text:style-name="T6">r</text:span><text:span text:style-name="T6">è</text:span><text:span text:style-name="T6">s </text:span><text:span text:style-name="T6">d</text:span><text:span text:style-name="T6">e </text:span><text:span text:style-name="T6">g</text:span><text:span text:style-name="T6">r</text:span><text:span text:style-name="T6">o</text:span><text:span text:style-name="T6">s</text:span><text:span text:style-name="T6">s</text:span><text:span text:style-name="T6">e</text:span><text:span text:style-name="T6">s </text:span><text:span text:style-name="T6">m</text:span><text:span text:style-name="T6">o</text:span><text:span text:style-name="T6">d</text:span><text:span text:style-name="T6">if</text:span><text:span text:style-name="T6">s</text:span></text:p>
          </draw:text-box>
        </draw:frame>
        <draw:connector draw:style-name="gr20" draw:text-style-name="P3" draw:layer="layout" svg:x1="10.8cm" svg:y1="10.564cm" svg:x2="16.2cm" svg:y2="8.927cm" draw:start-shape="id3" draw:start-glue-point="10" draw:end-shape="id8" draw:end-glue-point="3" svg:d="M10800 10564h2709v-1637h2691" svg:viewBox="0 0 5401 1638">
          <text:p/>
        </draw:connector>
        <draw:connector draw:style-name="gr20" draw:text-style-name="P3" draw:layer="layout" svg:x1="10.146cm" svg:y1="12.075cm" svg:x2="10.146cm" svg:y2="12.075cm" draw:start-shape="id3" draw:start-glue-point="9" draw:end-shape="id3" draw:end-glue-point="9" svg:d="M10146 12075z" svg:viewBox="0 0 1 1">
          <text:p/>
        </draw:connector>
        <draw:custom-shape draw:style-name="gr23" draw:text-style-name="P7" draw:layer="layout" svg:width="0.477cm" svg:height="0.571cm" svg:x="26.596cm" svg:y="9.7cm">
          <text:p/>
          <draw:enhanced-geometry svg:viewBox="0 0 21600 21600" draw:type="rectangle" draw:enhanced-path="M 0 0 L 21600 0 21600 21600 0 21600 0 0 Z N"/>
        </draw:custom-shape>
        <draw:line draw:style-name="gr24" draw:text-style-name="P13" xml:id="id34" draw:id="id34" draw:layer="layout" svg:x1="26.596cm" svg:y1="10.19cm" svg:x2="33.281cm" svg:y2="10.19cm">
          <text:p text:style-name="P12"><text:span text:style-name="T8"><text:tab/></text:span><text:span text:style-name="T8">G</text:span><text:span text:style-name="T8">o</text:span><text:span text:style-name="T8">o</text:span><text:span text:style-name="T8">g</text:span><text:span text:style-name="T8">l</text:span><text:span text:style-name="T8">e</text:span><text:span text:style-name="T8"> </text:span><text:span text:style-name="T8">s</text:span><text:span text:style-name="T8">e</text:span><text:span text:style-name="T8">a</text:span><text:span text:style-name="T8">r</text:span><text:span text:style-name="T8">c</text:span><text:span text:style-name="T8">h</text:span><text:span text:style-name="T8"> </text:span><text:span text:style-name="T8">c</text:span><text:span text:style-name="T8">o</text:span><text:span text:style-name="T8">n</text:span><text:span text:style-name="T8">s</text:span><text:span text:style-name="T8">o</text:span><text:span text:style-name="T8">l</text:span><text:span text:style-name="T8">e</text:span></text:p>
        </draw:line>
        <draw:frame draw:style-name="gr26" draw:text-style-name="P14" draw:layer="layout" svg:width="8.5cm" svg:height="1.366cm" svg:x="26.5cm" svg:y="10.234cm">
          <draw:text-box>
            <text:p><text:span text:style-name="T6">Ajouter la propriété et le site avec https</text:span></text:p>
            <text:p><text:span text:style-name="T6">Gérer toutes les erreurs répertoriées</text:span></text:p>
          </draw:text-box>
        </draw:frame>
        <draw:custom-shape draw:style-name="gr21" draw:text-style-name="P7" draw:layer="layout" svg:width="0.3cm" svg:height="1.254cm" svg:x="16.2cm" svg:y="9.8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32" draw:id="id32" draw:layer="layout" svg:width="8.41cm" svg:height="1.254cm" svg:x="16.2cm" svg:y="9.805cm">
          <text:p text:style-name="P1">E-mail Listing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3cm" svg:height="1.254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3cm" svg:height="1.254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3cm" svg:height="1.254cm" svg:x="16.2cm" svg:y="8.3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9.788cm" svg:height="1.039cm" svg:x="16.012cm" svg:y="11cm">
          <draw:text-box>
            <text:p text:style-name="P15"><text:span text:style-name="T6">Créer des design UI de qualités pour les mails de </text:span><text:span text:style-name="T6">publicité</text:span></text:p>
            <text:p text:style-name="P15"><text:span text:style-name="T6">Générer des programmes d’affiliation et des </text:span><text:span text:style-name="T6">récompenses</text:span></text:p>
          </draw:text-box>
        </draw:frame>
        <draw:custom-shape draw:style-name="gr21" draw:text-style-name="P7" draw:layer="layout" svg:width="0.3cm" svg:height="1.254cm" svg:x="16.2cm" svg:y="12.1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12" draw:id="id12" draw:layer="layout" svg:width="8.41cm" svg:height="1.254cm" svg:x="16.2cm" svg:y="12.146cm">
          <text:p text:style-name="P1">Blogs Externes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477cm" svg:height="0.571cm" svg:x="26.669cm" svg:y="11.434cm">
          <text:p/>
          <draw:enhanced-geometry svg:viewBox="0 0 21600 21600" draw:type="rectangle" draw:enhanced-path="M 0 0 L 21600 0 21600 21600 0 21600 0 0 Z N"/>
        </draw:custom-shape>
        <draw:line draw:style-name="gr24" draw:text-style-name="P13" xml:id="id13" draw:id="id13" draw:layer="layout" svg:x1="26.669cm" svg:y1="11.924cm" svg:x2="35.2cm" svg:y2="11.9cm">
          <text:p text:style-name="P12"><text:span text:style-name="T8">Medium – Quora - Reddit</text:span></text:p>
        </draw:line>
        <draw:frame draw:style-name="gr28" draw:text-style-name="P14" draw:layer="layout" svg:width="8.5cm" svg:height="1.039cm" svg:x="26.5cm" svg:y="11.9cm">
          <draw:text-box>
            <text:p><text:span text:style-name="T6">P</text:span><text:span text:style-name="T6">o</text:span><text:span text:style-name="T6">s</text:span><text:span text:style-name="T6">t</text:span><text:span text:style-name="T6">e</text:span><text:span text:style-name="T6">z </text:span><text:span text:style-name="T6">d</text:span><text:span text:style-name="T6">e</text:span><text:span text:style-name="T6">s </text:span><text:span text:style-name="T6">f</text:span><text:span text:style-name="T6">r</text:span><text:span text:style-name="T6">a</text:span><text:span text:style-name="T6">g</text:span><text:span text:style-name="T6">m</text:span><text:span text:style-name="T6">e</text:span><text:span text:style-name="T6">n</text:span><text:span text:style-name="T6">t</text:span><text:span text:style-name="T6">s </text:span><text:span text:style-name="T6">d</text:span><text:span text:style-name="T6">’</text:span><text:span text:style-name="T6">a</text:span><text:span text:style-name="T6">r</text:span><text:span text:style-name="T6">ti</text:span><text:span text:style-name="T6">c</text:span><text:span text:style-name="T6">l</text:span><text:span text:style-name="T6">e</text:span><text:span text:style-name="T6">s </text:span><text:span text:style-name="T6">e</text:span><text:span text:style-name="T6">t </text:span><text:span text:style-name="T6">r</text:span><text:span text:style-name="T6">é</text:span><text:span text:style-name="T6">d</text:span><text:span text:style-name="T6">ir</text:span><text:span text:style-name="T6">i</text:span><text:span text:style-name="T6">g</text:span><text:span text:style-name="T6">e</text:span><text:span text:style-name="T6">r </text:span><text:span text:style-name="T6">p</text:span><text:span text:style-name="T6">o</text:span><text:span text:style-name="T6">u</text:span><text:span text:style-name="T6">r </text:span><text:span text:style-name="T6">l</text:span><text:span text:style-name="T6">a </text:span><text:span text:style-name="T6">s</text:span><text:span text:style-name="T6">u</text:span><text:span text:style-name="T6">it</text:span><text:span text:style-name="T6">e </text:span><text:span text:style-name="T6">v</text:span><text:span text:style-name="T6">e</text:span><text:span text:style-name="T6">r</text:span><text:span text:style-name="T6">s </text:span><text:span text:style-name="T6">n</text:span><text:span text:style-name="T6">o</text:span><text:span text:style-name="T6">t</text:span><text:span text:style-name="T6">r</text:span><text:span text:style-name="T6">e </text:span><text:span text:style-name="T6">s</text:span><text:span text:style-name="T6">it</text:span><text:span text:style-name="T6">e</text:span></text:p>
          </draw:text-box>
        </draw:frame>
        <draw:custom-shape draw:style-name="gr15" draw:text-style-name="P5" draw:layer="layout" svg:width="0.3cm" svg:height="1cm" svg:x="4.2cm" svg:y="2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41cm" svg:height="1cm" svg:x="4.2cm" svg:y="20.5cm">
          <text:p text:style-name="P1">Robots.txt</text:p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8.2cm" svg:height="0.963cm" svg:x="4.4cm" svg:y="21.592cm">
          <draw:text-box>
            <text:p text:style-name="P10"><text:span text:style-name="T4">utilisez une méthode plus sécurisée.</text:span></text:p>
            <text:p text:style-name="P10"><text:span text:style-name="T4">User-agent: googlebot</text:span></text:p>
          </draw:text-box>
        </draw:frame>
        <draw:custom-shape draw:style-name="gr15" draw:text-style-name="P5" draw:layer="layout" svg:width="0.3cm" svg:height="1cm" svg:x="4.2cm" svg:y="18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9" draw:id="id9" draw:layer="layout" svg:width="8.41cm" svg:height="1cm" svg:x="4.2cm" svg:y="18.4cm">
          <text:p text:style-name="P1">Articles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477cm" svg:height="0.571cm" svg:x="16.07cm" svg:y="17.961cm">
          <text:p/>
          <draw:enhanced-geometry svg:viewBox="0 0 21600 21600" draw:type="rectangle" draw:enhanced-path="M 0 0 L 21600 0 21600 21600 0 21600 0 0 Z N"/>
        </draw:custom-shape>
        <draw:line draw:style-name="gr31" draw:text-style-name="P16" xml:id="id10" draw:id="id10" draw:layer="layout" svg:x1="16.07cm" svg:y1="18.451cm" svg:x2="24.601cm" svg:y2="18.427cm">
          <text:p text:style-name="P12"><text:span text:style-name="T8">M</text:span><text:span text:style-name="T8">u</text:span><text:span text:style-name="T8">l</text:span><text:span text:style-name="T8">t</text:span><text:span text:style-name="T8">i</text:span><text:span text:style-name="T8">p</text:span><text:span text:style-name="T8">l</text:span><text:span text:style-name="T8">e</text:span><text:span text:style-name="T8">s</text:span><text:span text:style-name="T8"> </text:span><text:span text:style-name="T8">r</text:span><text:span text:style-name="T8">é</text:span><text:span text:style-name="T8">d</text:span><text:span text:style-name="T8">a</text:span><text:span text:style-name="T8">c</text:span><text:span text:style-name="T8">t</text:span><text:span text:style-name="T8">e</text:span><text:span text:style-name="T8">u</text:span><text:span text:style-name="T8">r</text:span><text:span text:style-name="T8">s</text:span></text:p>
        </draw:line>
        <draw:frame draw:style-name="gr32" draw:text-style-name="P11" draw:layer="layout" svg:width="13.8cm" svg:height="0.963cm" svg:x="26.7cm" svg:y="19.1cm">
          <draw:text-box>
            <text:p text:style-name="P10"><text:span text:style-name="T4">Créer des articles </text:span><text:span text:style-name="T4">avec des comptes </text:span><text:span text:style-name="T4">différents( je </text:span><text:span text:style-name="T4">m’explique si l’article </text:span><text:span text:style-name="T4">parle des</text:span></text:p>
            <text:p text:style-name="P10"><text:span text:style-name="T4">expert comptable </text:span><text:span text:style-name="T4">créer un compte </text:span><text:span text:style-name="T4">éditeur d’article avec </text:span><text:span text:style-name="T4">le nom de expert </text:span><text:span text:style-name="T4">comptable )</text:span></text:p>
          </draw:text-box>
        </draw:frame>
        <draw:custom-shape draw:style-name="gr30" draw:text-style-name="P5" draw:layer="layout" svg:width="0.477cm" svg:height="0.571cm" svg:x="16.071cm" svg:y="19.392cm">
          <text:p/>
          <draw:enhanced-geometry svg:viewBox="0 0 21600 21600" draw:type="rectangle" draw:enhanced-path="M 0 0 L 21600 0 21600 21600 0 21600 0 0 Z N"/>
        </draw:custom-shape>
        <draw:line draw:style-name="gr31" draw:text-style-name="P18" xml:id="id11" draw:id="id11" draw:layer="layout" svg:x1="16.071cm" svg:y1="19.882cm" svg:x2="24.602cm" svg:y2="19.858cm">
          <text:p text:style-name="P17"><text:span text:style-name="T9">Maillage interne sur des mots</text:span></text:p>
          <text:p text:style-name="P17"><text:span text:style-name="T9">Clés sur le même site</text:span></text:p>
        </draw:line>
        <draw:connector draw:style-name="gr20" draw:text-style-name="P3" draw:layer="layout" svg:x1="12.61cm" svg:y1="18.9cm" svg:x2="16.07cm" svg:y2="18.439cm" draw:start-shape="id9" draw:start-glue-point="1" draw:end-shape="id10" draw:end-glue-point="3" svg:d="M12610 18900h1730v-461h1730" svg:viewBox="0 0 3461 462">
          <text:p/>
        </draw:connector>
        <draw:connector draw:style-name="gr20" draw:text-style-name="P3" draw:layer="layout" svg:x1="12.61cm" svg:y1="18.9cm" svg:x2="16.071cm" svg:y2="19.87cm" draw:start-shape="id9" draw:start-glue-point="1" draw:end-shape="id11" draw:end-glue-point="3" svg:d="M12610 18900h1731v970h1730" svg:viewBox="0 0 3462 971">
          <text:p/>
        </draw:connector>
        <draw:connector draw:style-name="gr20" draw:text-style-name="P3" draw:layer="layout" svg:x1="24.61cm" svg:y1="12.773cm" svg:x2="26.669cm" svg:y2="11.912cm" draw:start-shape="id12" draw:start-glue-point="1" draw:end-shape="id13" draw:end-glue-point="3" svg:d="M24610 12773h1030v-861h1029" svg:viewBox="0 0 2060 862">
          <text:p/>
        </draw:connector>
        <draw:custom-shape draw:style-name="gr30" draw:text-style-name="P5" draw:layer="layout" svg:width="0.477cm" svg:height="0.571cm" svg:x="16.071cm" svg:y="20.692cm">
          <text:p/>
          <draw:enhanced-geometry svg:viewBox="0 0 21600 21600" draw:type="rectangle" draw:enhanced-path="M 0 0 L 21600 0 21600 21600 0 21600 0 0 Z N"/>
        </draw:custom-shape>
        <draw:line draw:style-name="gr31" draw:text-style-name="P16" xml:id="id14" draw:id="id14" draw:layer="layout" svg:x1="16.071cm" svg:y1="21.182cm" svg:x2="24.602cm" svg:y2="21.158cm">
          <text:p text:style-name="P12"><text:span text:style-name="T10">F</text:span><text:span text:style-name="T10">a</text:span><text:span text:style-name="T10">i</text:span><text:span text:style-name="T10">r</text:span><text:span text:style-name="T10">e</text:span><text:span text:style-name="T10"> </text:span><text:span text:style-name="T10">d</text:span><text:span text:style-name="T10">u</text:span><text:span text:style-name="T10"> </text:span><text:span text:style-name="T10">v</text:span><text:span text:style-name="T10">o</text:span><text:span text:style-name="T10">l</text:span><text:span text:style-name="T10">u</text:span><text:span text:style-name="T10">m</text:span><text:span text:style-name="T10">e</text:span></text:p>
        </draw:line>
        <draw:connector draw:style-name="gr20" draw:text-style-name="P3" draw:layer="layout" svg:x1="12.61cm" svg:y1="18.9cm" svg:x2="16.071cm" svg:y2="21.17cm" draw:start-shape="id9" draw:start-glue-point="1" draw:end-shape="id14" draw:end-glue-point="3" svg:d="M12610 18900h1731v2270h1730" svg:viewBox="0 0 3462 2271">
          <text:p/>
        </draw:connector>
        <draw:frame draw:style-name="gr32" draw:text-style-name="P11" draw:layer="layout" svg:width="13.8cm" svg:height="0.963cm" svg:x="26.8cm" svg:y="20.101cm">
          <draw:text-box>
            <text:p text:style-name="P10"><text:span text:style-name="T4">Ajouter des liens dans les articles du site sur des mots clés précis qui redirigent vers l’article qui aborde ce sujet toujours sur votre site.</text:span></text:p>
          </draw:text-box>
        </draw:frame>
        <draw:custom-shape draw:style-name="gr33" draw:text-style-name="P5" xml:id="id28" draw:id="id28" draw:layer="layout" svg:width="0.5cm" svg:height="0.5cm" svg:x="26.3cm" svg:y="19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5" xml:id="id29" draw:id="id29" draw:layer="layout" svg:width="0.5cm" svg:height="0.5cm" svg:x="26.3cm" svg:y="20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5" draw:layer="layout" svg:width="0.3cm" svg:height="1cm" svg:x="4.2cm" svg:y="1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17" draw:id="id17" draw:layer="layout" svg:width="8.41cm" svg:height="1cm" svg:x="4.2cm" svg:y="16.6cm">
          <text:p text:style-name="P1"><text:span text:style-name="T11">St</text:span><text:span text:style-name="T11">ru</text:span><text:span text:style-name="T11">ct</text:span><text:span text:style-name="T11">ur</text:span><text:span text:style-name="T11">at</text:span><text:span text:style-name="T11">io</text:span><text:span text:style-name="T11">n </text:span><text:span text:style-name="T11">d</text:span><text:span text:style-name="T11">e</text:span><text:span text:style-name="T11">s </text:span><text:span text:style-name="T11">d</text:span><text:span text:style-name="T11">o</text:span><text:span text:style-name="T11">n</text:span><text:span text:style-name="T11">n</text:span><text:span text:style-name="T11">é</text:span><text:span text:style-name="T11">e</text:span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477cm" svg:height="0.571cm" svg:x="16.071cm" svg:y="16.892cm">
          <text:p/>
          <draw:enhanced-geometry svg:viewBox="0 0 21600 21600" draw:type="rectangle" draw:enhanced-path="M 0 0 L 21600 0 21600 21600 0 21600 0 0 Z N"/>
        </draw:custom-shape>
        <draw:line draw:style-name="gr31" draw:text-style-name="P16" xml:id="id19" draw:id="id19" draw:layer="layout" svg:x1="16.071cm" svg:y1="17.382cm" svg:x2="24.602cm" svg:y2="17.358cm">
          <text:p text:style-name="P12"><text:span text:style-name="T8">B</text:span><text:span text:style-name="T8">a</text:span><text:span text:style-name="T8">l</text:span><text:span text:style-name="T8">i</text:span><text:span text:style-name="T8">s</text:span><text:span text:style-name="T8">a</text:span><text:span text:style-name="T8">g</text:span><text:span text:style-name="T8">e</text:span><text:span text:style-name="T8"> </text:span><text:span text:style-name="T8">H</text:span><text:span text:style-name="T8">T</text:span><text:span text:style-name="T8">M</text:span><text:span text:style-name="T8">L</text:span><text:span text:style-name="T8"> </text:span><text:span text:style-name="T8">J</text:span><text:span text:style-name="T8">S</text:span></text:p>
        </draw:line>
        <draw:custom-shape draw:style-name="gr30" draw:text-style-name="P5" draw:layer="layout" svg:width="0.477cm" svg:height="0.571cm" svg:x="16.072cm" svg:y="15.823cm">
          <text:p/>
          <draw:enhanced-geometry svg:viewBox="0 0 21600 21600" draw:type="rectangle" draw:enhanced-path="M 0 0 L 21600 0 21600 21600 0 21600 0 0 Z N"/>
        </draw:custom-shape>
        <draw:line draw:style-name="gr31" draw:text-style-name="P16" xml:id="id18" draw:id="id18" draw:layer="layout" svg:x1="16.072cm" svg:y1="16.313cm" svg:x2="24.603cm" svg:y2="16.289cm">
          <text:p text:style-name="P12"><text:span text:style-name="T8">JSON AMP</text:span></text:p>
        </draw:line>
        <draw:frame draw:style-name="gr32" draw:text-style-name="P11" draw:layer="layout" svg:width="13.8cm" svg:height="2.743cm" svg:x="26.699cm" svg:y="13.801cm">
          <draw:text-box>
            <text:p text:style-name="P10"><text:span text:style-name="T4">Essayer de configurer pour chaque type de page sur le </text:span><text:span text:style-name="T4">site sont propres balisage. </text:span><text:span text:style-name="T4"><text:a xlink:href="https://developers.google.com/search/docs/advanced/structured-data/" xlink:type="simple">https://developers.google.com/search/docs/advanced/structured-data/</text:a></text:span></text:p>
            <text:p text:style-name="P10"><text:span text:style-name="T4">Créer les employeurs sur Google employer rating et </text:span><text:span text:style-name="T4">ajouter leur Json AMP sur leur pages dans notre site</text:span></text:p>
            <text:p text:style-name="P10"><text:span text:style-name="T4">Ajouter les offres d’emplois sur https://jobs.google.com/</text:span><text:span text:style-name="T4">about/?hl=fr créer un robot pour le faire</text:span></text:p>
            <text:p text:style-name="P10"><text:span text:style-name="T4">Voir mon document sur les JSON AMP et créer pour </text:span><text:span text:style-name="T4">chaque offre son json</text:span></text:p>
          </draw:text-box>
        </draw:frame>
        <draw:custom-shape draw:style-name="gr33" draw:text-style-name="P5" xml:id="id31" draw:id="id31" draw:layer="layout" svg:width="0.5cm" svg:height="0.5cm" svg:x="26.299cm" svg:y="14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1" xml:id="id24" draw:id="id24" draw:layer="layout" svg:width="2.2cm" svg:height="0.9cm" svg:x="16.7cm" svg:y="22.037cm">
          <draw:text-box>
            <text:p text:style-name="P10"><text:span text:style-name="T12">P</text:span><text:span text:style-name="T12">o</text:span><text:span text:style-name="T12">dc</text:span><text:span text:style-name="T12">as</text:span><text:span text:style-name="T12">ts</text:span></text:p>
          </draw:text-box>
        </draw:frame>
        <draw:custom-shape draw:style-name="gr33" draw:text-style-name="P5" xml:id="id21" draw:id="id21" draw:layer="layout" svg:width="0.5cm" svg:height="0.5cm" svg:x="16.1cm" svg:y="22.1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1" xml:id="id26" draw:id="id26" draw:layer="layout" svg:width="3cm" svg:height="0.763cm" svg:x="16.7cm" svg:y="22.737cm">
          <draw:text-box>
            <text:p text:style-name="P10"><text:span text:style-name="T12">W</text:span><text:span text:style-name="T12">e</text:span><text:span text:style-name="T12">b</text:span><text:span text:style-name="T12"> </text:span><text:span text:style-name="T12">S</text:span><text:span text:style-name="T12">t</text:span><text:span text:style-name="T12">o</text:span><text:span text:style-name="T12">r</text:span><text:span text:style-name="T12">i</text:span><text:span text:style-name="T12">e</text:span><text:span text:style-name="T12">s</text:span></text:p>
          </draw:text-box>
        </draw:frame>
        <draw:custom-shape draw:style-name="gr33" draw:text-style-name="P5" draw:layer="layout" svg:width="0.5cm" svg:height="0.5cm" svg:x="16.1cm" svg:y="22.8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1" draw:layer="layout" svg:width="2.2cm" svg:height="0.9cm" svg:x="16.7cm" svg:y="23.437cm">
          <draw:text-box>
            <text:p text:style-name="P10"><text:span text:style-name="T12">D</text:span><text:span text:style-name="T12">i</text:span><text:span text:style-name="T12">s</text:span><text:span text:style-name="T12">c</text:span><text:span text:style-name="T12">o</text:span><text:span text:style-name="T12">v</text:span><text:span text:style-name="T12">e</text:span><text:span text:style-name="T12">r</text:span></text:p>
          </draw:text-box>
        </draw:frame>
        <draw:custom-shape draw:style-name="gr33" draw:text-style-name="P5" draw:layer="layout" svg:width="0.5cm" svg:height="0.5cm" svg:x="16.1cm" svg:y="23.5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5" draw:layer="layout" svg:width="0.3cm" svg:height="1cm" svg:x="4.2cm" svg:y="26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22" draw:id="id22" draw:layer="layout" svg:width="8.41cm" svg:height="1cm" svg:x="4.2cm" svg:y="26.8cm">
          <text:p text:style-name="P1">Nos forums</text:p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3.8cm" svg:height="0.963cm" svg:x="16.6cm" svg:y="26.7cm">
          <draw:text-box>
            <text:p text:style-name="P10"><text:span text:style-name="T4">◦ </text:span><text:span text:style-name="T4">Mettre en avant la FAQ sur le json amp</text:span></text:p>
            <text:p text:style-name="P10"><text:span text:style-name="T4">◦ </text:span><text:span text:style-name="T4">Rédiger avec les normes seo notre article sur le </text:span><text:span text:style-name="T4">forum</text:span></text:p>
          </draw:text-box>
        </draw:frame>
        <draw:custom-shape draw:style-name="gr33" draw:text-style-name="P5" xml:id="id23" draw:id="id23" draw:layer="layout" svg:width="0.5cm" svg:height="0.5cm" svg:x="16.1cm" svg:y="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5" draw:text-style-name="P3" draw:layer="layout" svg:x1="16.3cm" svg:y1="22.3cm" svg:x2="16.3cm" svg:y2="24.7cm">
          <text:p/>
        </draw:line>
        <draw:frame draw:style-name="gr32" draw:text-style-name="P11" draw:layer="layout" svg:width="2.2cm" svg:height="0.9cm" svg:x="16.7cm" svg:y="24.237cm">
          <draw:text-box>
            <text:p text:style-name="P10"><text:span text:style-name="T12">U</text:span><text:span text:style-name="T12">R</text:span><text:span text:style-name="T12">L</text:span></text:p>
          </draw:text-box>
        </draw:frame>
        <draw:custom-shape draw:style-name="gr33" draw:text-style-name="P5" draw:layer="layout" svg:width="0.5cm" svg:height="0.5cm" svg:x="16.1cm" svg:y="24.3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1" draw:layer="layout" svg:width="13.8cm" svg:height="1.675cm" svg:x="16.3cm" svg:y="25.001cm">
          <draw:text-box>
            <text:p text:style-name="P10"><text:span text:style-name="T4">◦ </text:span><text:span text:style-name="T4">UR</text:span><text:span text:style-name="T4">L </text:span><text:span text:style-name="T4">cou</text:span><text:span text:style-name="T4">rt </text:span><text:span text:style-name="T4"><text:tab/></text:span><text:span text:style-name="T4">| </text:span><text:span text:style-name="T4"><text:tab/></text:span><text:span text:style-name="T4">Ne </text:span><text:span text:style-name="T4">pas </text:span><text:span text:style-name="T4">cré</text:span><text:span text:style-name="T4">er </text:span><text:span text:style-name="T4">des </text:span><text:span text:style-name="T4">urls </text:span><text:span text:style-name="T4">ave</text:span><text:span text:style-name="T4">c </text:span><text:span text:style-name="T4">des </text:span><text:span text:style-name="T4">« ? </text:span><text:span text:style-name="T4">» « </text:span><text:span text:style-name="T4">&amp; » </text:span><text:span text:style-name="T4">« = </text:span><text:span text:style-name="T4">» </text:span><text:span text:style-name="T4">s’il </text:span><text:span text:style-name="T4">exi</text:span><text:span text:style-name="T4">ste </text:span><text:span text:style-name="T4">les </text:span><text:span text:style-name="T4">blo</text:span><text:span text:style-name="T4">que</text:span><text:span text:style-name="T4">r </text:span><text:span text:style-name="T4">dan</text:span><text:span text:style-name="T4">s le </text:span><text:span text:style-name="T4">fich</text:span><text:span text:style-name="T4">iers </text:span><text:span text:style-name="T4">rob</text:span><text:span text:style-name="T4">ots</text:span></text:p>
            <text:p text:style-name="P10"><text:span text:style-name="T4">◦ </text:span><text:span text:style-name="T4">Ne </text:span><text:span text:style-name="T4">jam</text:span><text:span text:style-name="T4">ais </text:span><text:span text:style-name="T4">ajo</text:span><text:span text:style-name="T4">uter </text:span><text:span text:style-name="T4">les </text:span><text:span text:style-name="T4">pag</text:span><text:span text:style-name="T4">es </text:span><text:span text:style-name="T4">de </text:span><text:span text:style-name="T4">rec</text:span><text:span text:style-name="T4">her</text:span><text:span text:style-name="T4">che </text:span><text:span text:style-name="T4">can</text:span><text:span text:style-name="T4">did</text:span><text:span text:style-name="T4">at </text:span><text:span text:style-name="T4">ou </text:span><text:span text:style-name="T4">thér</text:span><text:span text:style-name="T4">ape</text:span><text:span text:style-name="T4">ute </text:span><text:span text:style-name="T4">ou </text:span><text:span text:style-name="T4">offr</text:span><text:span text:style-name="T4">e </text:span><text:span text:style-name="T4">dan</text:span><text:span text:style-name="T4">s le</text:span></text:p>
            <text:p text:style-name="P10"><text:span text:style-name="T4">rob</text:span><text:span text:style-name="T4">ots.</text:span><text:span text:style-name="T4">txt</text:span></text:p>
          </draw:text-box>
        </draw:frame>
        <draw:frame draw:style-name="gr36" draw:text-style-name="P11" draw:layer="layout" svg:width="13.8cm" svg:height="0.699cm" svg:x="26.799cm" svg:y="21.901cm">
          <draw:text-box>
            <text:p text:style-name="P10"><text:span text:style-name="T4">Podcasts : pour que Google diffuse vos podcasts, </text:span><text:span text:style-name="T4">suivez ces consignes.</text:span></text:p>
          </draw:text-box>
        </draw:frame>
        <draw:custom-shape draw:style-name="gr33" draw:text-style-name="P5" xml:id="id25" draw:id="id25" draw:layer="layout" svg:width="0.5cm" svg:height="0.5cm" svg:x="26.299cm" svg:y="22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1" draw:layer="layout" svg:width="13.8cm" svg:height="1.319cm" svg:x="26.799cm" svg:y="22.702cm">
          <draw:text-box>
            <text:p text:style-name="P10"><text:span text:style-name="T4">Créer une Web Story Les Web Stories sont </text:span><text:span text:style-name="T4">fondamentalement des pages Web.</text:span></text:p>
            <text:p text:style-name="P10"><text:span text:style-name="T4">Choisissez l'un des outils d'édition de stories pour </text:span><text:span text:style-name="T4">commencer à créer des stories</text:span></text:p>
            <text:p text:style-name="P10"><text:span text:style-name="T4">https://stories.google/create/?hl=fr ou sur </text:span><text:span text:style-name="T4">https://amp.dev/about/stories</text:span></text:p>
          </draw:text-box>
        </draw:frame>
        <draw:custom-shape draw:style-name="gr33" draw:text-style-name="P5" xml:id="id27" draw:id="id27" draw:layer="layout" svg:width="0.5cm" svg:height="0.5cm" svg:x="26.299cm" svg:y="22.8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1" draw:layer="layout" svg:width="13.8cm" svg:height="1.319cm" svg:x="26.699cm" svg:y="16.602cm">
          <draw:text-box>
            <text:p text:style-name="P10"><text:span text:style-name="T4">Structurer l’utilisation des balises H1 h2 h3</text:span></text:p>
            <text:p text:style-name="P10"><text:span text:style-name="T4">Évitez les titres à rallonge : 10 à 12 mots maximum</text:span></text:p>
            <text:p text:style-name="P10"><text:span text:style-name="T4">Évitez les doublons : le contenu d'une balise H1 doit être unique pour chaque page.</text:span></text:p>
          </draw:text-box>
        </draw:frame>
        <draw:custom-shape draw:style-name="gr33" draw:text-style-name="P5" xml:id="id30" draw:id="id30" draw:layer="layout" svg:width="0.5cm" svg:height="0.5cm" svg:x="26.299cm" svg:y="16.8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5" draw:layer="layout" svg:width="0.3cm" svg:height="1cm" svg:x="4.2cm" svg:y="14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15" draw:id="id15" draw:layer="layout" svg:width="8.41cm" svg:height="1cm" svg:x="4.2cm" svg:y="14.8cm">
          <text:p text:style-name="P1"><text:span text:style-name="T11">Images</text:span></text:p>
          <draw:enhanced-geometry svg:viewBox="0 0 21600 21600" draw:type="rectangle" draw:enhanced-path="M 0 0 L 21600 0 21600 21600 0 21600 0 0 Z N"/>
        </draw:custom-shape>
        <draw:frame draw:style-name="gr37" draw:text-style-name="P11" draw:layer="layout" svg:width="8.501cm" svg:height="1.675cm" svg:x="16.499cm" svg:y="13.901cm">
          <draw:text-box>
            <text:p text:style-name="P10"><text:span text:style-name="T4">S</text:span><text:span text:style-name="T4">i </text:span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e </text:span><text:span text:style-name="T4">m</text:span><text:span text:style-name="T4">o</text:span><text:span text:style-name="T4">d</text:span><text:span text:style-name="T4">if</text:span><text:span text:style-name="T4">i</text:span><text:span text:style-name="T4">e</text:span><text:span text:style-name="T4">r </text:span><text:span text:style-name="T4">l</text:span><text:span text:style-name="T4">e</text:span><text:span text:style-name="T4">s </text:span><text:span text:style-name="T4">n</text:span><text:span text:style-name="T4">o</text:span><text:span text:style-name="T4">m</text:span><text:span text:style-name="T4">s </text:span><text:span text:style-name="T4">d</text:span><text:span text:style-name="T4">e</text:span><text:span text:style-name="T4">s </text:span><text:span text:style-name="T4">i</text:span><text:span text:style-name="T4">m</text:span><text:span text:style-name="T4">a</text:span><text:span text:style-name="T4">g</text:span><text:span text:style-name="T4">e</text:span><text:span text:style-name="T4">s </text:span><text:span text:style-name="T4">a</text:span><text:span text:style-name="T4">v</text:span><text:span text:style-name="T4">a</text:span><text:span text:style-name="T4">n</text:span><text:span text:style-name="T4">t </text:span><text:span text:style-name="T4">u</text:span><text:span text:style-name="T4">p</text:span><text:span text:style-name="T4">l</text:span><text:span text:style-name="T4">o</text:span><text:span text:style-name="T4">a</text:span><text:span text:style-name="T4">d </text:span><text:span text:style-name="T4">e</text:span><text:span text:style-name="T4">n </text:span><text:span text:style-name="T4">f</text:span><text:span text:style-name="T4">o</text:span><text:span text:style-name="T4">n</text:span><text:span text:style-name="T4">c</text:span><text:span text:style-name="T4">ti</text:span><text:span text:style-name="T4">o</text:span><text:span text:style-name="T4">n </text:span><text:span text:style-name="T4">d</text:span><text:span text:style-name="T4">u </text:span><text:span text:style-name="T4">m</text:span><text:span text:style-name="T4">o</text:span><text:span text:style-name="T4">t </text:span><text:span text:style-name="T4">c</text:span><text:span text:style-name="T4">l</text:span><text:span text:style-name="T4">é </text:span><text:span text:style-name="T4">q</text:span><text:span text:style-name="T4">u</text:span><text:span text:style-name="T4">e </text:span><text:span text:style-name="T4">l’</text:span><text:span text:style-name="T4">o</text:span><text:span text:style-name="T4">n </text:span><text:span text:style-name="T4">v</text:span><text:span text:style-name="T4">e</text:span><text:span text:style-name="T4">u</text:span><text:span text:style-name="T4">t </text:span><text:span text:style-name="T4">r</text:span><text:span text:style-name="T4">é</text:span><text:span text:style-name="T4">f</text:span><text:span text:style-name="T4">é</text:span><text:span text:style-name="T4">r</text:span><text:span text:style-name="T4">e</text:span><text:span text:style-name="T4">n</text:span><text:span text:style-name="T4">c</text:span><text:span text:style-name="T4">e</text:span><text:span text:style-name="T4">r </text:span><text:span text:style-name="T4">s</text:span><text:span text:style-name="T4">u</text:span><text:span text:style-name="T4">r </text:span><text:span text:style-name="T4">l</text:span><text:span text:style-name="T4">a </text:span><text:span text:style-name="T4">p</text:span><text:span text:style-name="T4">a</text:span><text:span text:style-name="T4">g</text:span><text:span text:style-name="T4">e </text:span><text:span text:style-name="T4">d</text:span><text:span text:style-name="T4">a</text:span><text:span text:style-name="T4">n</text:span><text:span text:style-name="T4">s </text:span><text:span text:style-name="T4">L</text:span><text:span text:style-name="T4">a</text:span><text:span text:style-name="T4">q</text:span><text:span text:style-name="T4">u</text:span><text:span text:style-name="T4">e</text:span><text:span text:style-name="T4">ll</text:span><text:span text:style-name="T4">e </text:span><text:span text:style-name="T4">e</text:span><text:span text:style-name="T4">ll</text:span><text:span text:style-name="T4">e </text:span><text:span text:style-name="T4">s</text:span><text:span text:style-name="T4">e</text:span><text:span text:style-name="T4">r</text:span><text:span text:style-name="T4">v</text:span><text:span text:style-name="T4">ir</text:span><text:span text:style-name="T4">a</text:span></text:p>
            <text:p text:style-name="P10"><text:span text:style-name="T4">É</text:span><text:span text:style-name="T4">v</text:span><text:span text:style-name="T4">it</text:span><text:span text:style-name="T4">e</text:span><text:span text:style-name="T4">r </text:span><text:span text:style-name="T4">d</text:span><text:span text:style-name="T4">e </text:span><text:span text:style-name="T4">m</text:span><text:span text:style-name="T4">e</text:span><text:span text:style-name="T4">tt</text:span><text:span text:style-name="T4">r</text:span><text:span text:style-name="T4">e </text:span><text:span text:style-name="T4">l</text:span><text:span text:style-name="T4">e</text:span><text:span text:style-name="T4">s </text:span><text:span text:style-name="T4">i</text:span><text:span text:style-name="T4">m</text:span><text:span text:style-name="T4">a</text:span><text:span text:style-name="T4">g</text:span><text:span text:style-name="T4">e</text:span><text:span text:style-name="T4">s </text:span><text:span text:style-name="T4">d</text:span><text:span text:style-name="T4">a</text:span><text:span text:style-name="T4">n</text:span><text:span text:style-name="T4">s </text:span><text:span text:style-name="T4">d</text:span><text:span text:style-name="T4">e</text:span><text:span text:style-name="T4">s </text:span><text:span text:style-name="T4">f</text:span><text:span text:style-name="T4">e</text:span><text:span text:style-name="T4">u</text:span><text:span text:style-name="T4">il</text:span><text:span text:style-name="T4">l</text:span><text:span text:style-name="T4">e</text:span><text:span text:style-name="T4">s </text:span><text:span text:style-name="T4">C</text:span><text:span text:style-name="T4">S</text:span><text:span text:style-name="T4">S</text:span></text:p>
          </draw:text-box>
        </draw:frame>
        <draw:custom-shape draw:style-name="gr33" draw:text-style-name="P5" xml:id="id16" draw:id="id16" draw:layer="layout" svg:width="0.5cm" svg:height="0.5cm" svg:x="15.999cm" svg:y="1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3" draw:layer="layout" svg:x1="12.61cm" svg:y1="15.3cm" svg:x2="15.999cm" svg:y2="14.651cm" draw:start-shape="id15" draw:start-glue-point="1" draw:end-shape="id16" draw:end-glue-point="5" svg:d="M12610 15300h1695v-649h1694" svg:viewBox="0 0 3390 650">
          <text:p/>
        </draw:connector>
        <draw:connector draw:style-name="gr20" draw:text-style-name="P3" draw:layer="layout" svg:x1="12.61cm" svg:y1="17.1cm" svg:x2="16.072cm" svg:y2="16.301cm" draw:start-shape="id17" draw:start-glue-point="1" draw:end-shape="id18" draw:end-glue-point="3" svg:d="M12610 17100h1731v-799h1731" svg:viewBox="0 0 3463 800">
          <text:p/>
        </draw:connector>
        <draw:connector draw:style-name="gr20" draw:text-style-name="P3" draw:layer="layout" svg:x1="13.641cm" svg:y1="17.109cm" svg:x2="16.071cm" svg:y2="17.37cm" draw:end-shape="id19" draw:end-glue-point="3" svg:d="M13641 17109h965v261h1465" svg:viewBox="0 0 2431 262">
          <text:p/>
        </draw:connector>
        <draw:connector draw:style-name="gr20" draw:text-style-name="P3" draw:layer="layout" svg:x1="12.61cm" svg:y1="23.3cm" svg:x2="16.1cm" svg:y2="22.387cm" draw:start-shape="id20" draw:start-glue-point="1" draw:end-shape="id21" draw:end-glue-point="5" svg:d="M12610 23300h1745v-913h1745" svg:viewBox="0 0 3491 914">
          <text:p/>
        </draw:connector>
        <draw:connector draw:style-name="gr20" draw:text-style-name="P3" draw:layer="layout" svg:x1="12.61cm" svg:y1="27.3cm" svg:x2="16.1cm" svg:y2="27.25cm" draw:start-shape="id22" draw:start-glue-point="1" draw:end-shape="id23" draw:end-glue-point="5" svg:d="M12610 27300h1746v-50h1744" svg:viewBox="0 0 3491 51">
          <text:p/>
        </draw:connector>
        <draw:connector draw:style-name="gr20" draw:text-style-name="P3" draw:layer="layout" svg:x1="18.9cm" svg:y1="22.487cm" svg:x2="26.299cm" svg:y2="22.251cm" draw:start-shape="id24" draw:start-glue-point="1" draw:end-shape="id25" draw:end-glue-point="5" svg:d="M18900 22487h3699v-236h3700" svg:viewBox="0 0 7400 237">
          <text:p/>
        </draw:connector>
        <draw:connector draw:style-name="gr20" draw:text-style-name="P3" draw:layer="layout" svg:x1="19.7cm" svg:y1="23.118cm" svg:x2="26.299cm" svg:y2="23.052cm" draw:start-shape="id26" draw:start-glue-point="1" draw:end-shape="id27" draw:end-glue-point="5" svg:d="M19700 23118h3299v-66h3300" svg:viewBox="0 0 6600 67">
          <text:p/>
        </draw:connector>
        <draw:connector draw:style-name="gr20" draw:text-style-name="P3" draw:layer="layout" svg:x1="24.602cm" svg:y1="19.87cm" svg:x2="26.3cm" svg:y2="19.55cm" draw:start-shape="id11" draw:start-glue-point="1" draw:end-shape="id28" draw:end-glue-point="5" svg:d="M24602 19870h849v-320h849" svg:viewBox="0 0 1699 321">
          <text:p/>
        </draw:connector>
        <draw:connector draw:style-name="gr20" draw:text-style-name="P3" draw:layer="layout" svg:x1="24.602cm" svg:y1="19.87cm" svg:x2="26.3cm" svg:y2="20.551cm" draw:start-shape="id11" draw:start-glue-point="1" draw:end-shape="id29" draw:end-glue-point="5" svg:d="M24602 19870h850v681h848" svg:viewBox="0 0 1699 682">
          <text:p/>
        </draw:connector>
        <draw:connector draw:style-name="gr20" draw:text-style-name="P3" draw:layer="layout" svg:x1="24.602cm" svg:y1="17.37cm" svg:x2="26.299cm" svg:y2="17.052cm" draw:start-shape="id19" draw:start-glue-point="1" draw:end-shape="id30" draw:end-glue-point="5" svg:d="M24602 17370h849v-318h848" svg:viewBox="0 0 1698 319">
          <text:p/>
        </draw:connector>
        <draw:connector draw:style-name="gr20" draw:text-style-name="P3" draw:layer="layout" svg:x1="24.603cm" svg:y1="16.301cm" svg:x2="26.299cm" svg:y2="15.051cm" draw:start-shape="id18" draw:start-glue-point="1" draw:end-shape="id31" draw:end-glue-point="5" svg:d="M24603 16301h848v-1250h848" svg:viewBox="0 0 1697 1251">
          <text:p/>
        </draw:connector>
        <draw:connector draw:style-name="gr20" draw:text-style-name="P3" draw:layer="layout" svg:x1="3.036cm" svg:y1="14.1cm" svg:x2="4.2cm" svg:y2="27.3cm" draw:start-shape="id1" draw:start-glue-point="8" draw:end-shape="id22" draw:end-glue-point="3" svg:d="M3036 14100v13200h1164" svg:viewBox="0 0 1165 13201">
          <text:p/>
        </draw:connector>
        <draw:line draw:style-name="gr20" draw:text-style-name="P3" draw:layer="layout" svg:x1="3.1cm" svg:y1="21.1cm" svg:x2="4.2cm" svg:y2="21.1cm">
          <text:p/>
        </draw:line>
        <draw:line draw:style-name="gr20" draw:text-style-name="P3" draw:layer="layout" svg:x1="3.1cm" svg:y1="23.4cm" svg:x2="4.2cm" svg:y2="23.4cm">
          <text:p/>
        </draw:line>
        <draw:line draw:style-name="gr20" draw:text-style-name="P3" draw:layer="layout" svg:x1="3.1cm" svg:y1="18.9cm" svg:x2="4.2cm" svg:y2="18.9cm">
          <text:p/>
        </draw:line>
        <draw:line draw:style-name="gr20" draw:text-style-name="P3" draw:layer="layout" svg:x1="3.1cm" svg:y1="17.1cm" svg:x2="4.2cm" svg:y2="17.1cm">
          <text:p/>
        </draw:line>
        <draw:line draw:style-name="gr20" draw:text-style-name="P3" draw:layer="layout" svg:x1="3.1cm" svg:y1="15.3cm" svg:x2="4.2cm" svg:y2="15.3cm">
          <text:p/>
        </draw:line>
        <draw:connector draw:style-name="gr20" draw:text-style-name="P3" draw:layer="layout" svg:x1="10.8cm" svg:y1="10.564cm" svg:x2="16.2cm" svg:y2="10.432cm" draw:start-shape="id3" draw:start-glue-point="10" draw:end-shape="id32" draw:end-glue-point="3" svg:d="M10800 10564h2709v-132h2691" svg:viewBox="0 0 5401 133">
          <text:p/>
        </draw:connector>
        <draw:connector draw:style-name="gr20" draw:text-style-name="P3" draw:layer="layout" svg:x1="10.8cm" svg:y1="10.564cm" svg:x2="16.2cm" svg:y2="12.773cm" draw:start-shape="id3" draw:start-glue-point="10" draw:end-shape="id12" draw:end-glue-point="3" svg:d="M10800 10564h2709v2209h2691" svg:viewBox="0 0 5401 2210">
          <text:p/>
        </draw:connector>
        <draw:connector draw:style-name="gr20" draw:text-style-name="P3" draw:layer="layout" svg:x1="24.61cm" svg:y1="8.927cm" svg:x2="26.596cm" svg:y2="8.29cm" draw:start-shape="id8" draw:start-glue-point="1" draw:end-shape="id33" draw:end-glue-point="3" svg:d="M24610 8927h993v-637h993" svg:viewBox="0 0 1987 638">
          <text:p/>
        </draw:connector>
        <draw:connector draw:style-name="gr20" draw:text-style-name="P3" draw:layer="layout" svg:x1="24.61cm" svg:y1="8.927cm" svg:x2="26.596cm" svg:y2="10.19cm" draw:start-shape="id8" draw:start-glue-point="1" draw:end-shape="id34" draw:end-glue-point="3" svg:d="M24610 8927h993v1263h993" svg:viewBox="0 0 1987 12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 style:font-pitch="variable"/>
    <style:font-face style:name="Kanit SemiBold" svg:font-family="'Kani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8T02:09:13.193260448</meta:creation-date>
    <dc:date>2022-09-08T20:36:13.348814682</dc:date>
    <meta:editing-duration>PT1H1M8S</meta:editing-duration>
    <meta:editing-cycles>4</meta:editing-cycles>
    <meta:generator>LibreOffice/6.0.7.3$Linux_X86_64 LibreOffice_project/00m0$Build-3</meta:generator>
    <meta:document-statistic meta:object-count="123"/>
  </office:meta>
</office:document-meta>
</file>